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1c4" officeooo:paragraph-rsid="000201c4"/>
    </style:style>
    <style:style style:name="P2" style:family="paragraph" style:parent-style-name="Standard">
      <style:text-properties fo:font-weight="bold" officeooo:rsid="000201c4" officeooo:paragraph-rsid="000201c4" style:font-weight-asian="bold" style:font-weight-complex="bold"/>
    </style:style>
    <style:style style:name="P3" style:family="paragraph" style:parent-style-name="Standard">
      <style:text-properties fo:font-size="12pt" fo:font-weight="bold" officeooo:rsid="000201c4" officeooo:paragraph-rsid="000201c4" style:font-size-asian="12pt" style:font-weight-asian="bold" style:font-size-complex="12pt" style:font-weight-complex="bold"/>
    </style:style>
    <style:style style:name="P4" style:family="paragraph" style:parent-style-name="Standard" style:list-style-name="L1">
      <style:text-properties officeooo:rsid="000201c4" officeooo:paragraph-rsid="000201c4"/>
    </style:style>
    <style:style style:name="P5" style:family="paragraph" style:parent-style-name="Standard" style:list-style-name="L1">
      <style:text-properties officeooo:rsid="000636d8" officeooo:paragraph-rsid="000636d8"/>
    </style:style>
    <style:style style:name="P6" style:family="paragraph" style:parent-style-name="Standard">
      <style:text-properties fo:font-size="12pt" fo:font-weight="bold" officeooo:rsid="000201c4" officeooo:paragraph-rsid="000201c4" style:font-size-asian="12pt" style:font-weight-asian="bold" style:font-size-complex="12pt" style:font-weight-complex="bold"/>
    </style:style>
    <style:style style:name="T1" style:family="text">
      <style:text-properties officeooo:rsid="000636d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ol Selection:</text:p>
      <text:list xml:id="list1797412314" text:style-name="L1">
        <text:list-item>
          <text:p text:style-name="P4">Amazon Web Services – Web hosting platform</text:p>
          <text:list>
            <text:list-item>
              <text:p text:style-name="P5">Route 53 - Domain Registration Service</text:p>
            </text:list-item>
            <text:list-item>
              <text:p text:style-name="P5">Lightsail - Web Hosting Infrastructure</text:p>
            </text:list-item>
          </text:list>
        </text:list-item>
        <text:list-item>
          <text:p text:style-name="P4">Wordpress – Site building tool with easily implementable <text:s/><text:span text:style-name="T1">and highly customizable </text:span>plugins and themes to suit any clients needs</text:p>
          <text:list>
            <text:list-item>
              <text:p text:style-name="P4">Plugins - Resume Builder &amp; Contact page to Email</text:p>
            </text:list-item>
          </text:list>
        </text:list-item>
      </text:list>
      <text:p text:style-name="P3"/>
      <text:p text:style-name="P3">Use Cases:</text:p>
      <text:p text:style-name="P1"><text:tab/>Client is looking for a new job with an outdated resume. They would like to hire our service to not only put the resume online to reach a wider audience, but to also fill in content for them to link their portfolio to descriptions of the work they’ve done. This ensures that in the prospective hiring process, the client can link their resume site to the employer to access the site in a bid to have them easily view the clients work, with the ultimate goal of getting hired.</text:p>
      <text:p text:style-name="P1"><text:tab/>Client recruiting company wants to partner with us to build online resumes for their prospective clients. As the company searches for jobs that best suit their clients traits, we as a service build resumes that suit the job market they are trying to enter, or that of the field the recruiting service specializes 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30T00:04:32.109330905</dc:date>
    <meta:editing-duration>PT10M45S</meta:editing-duration>
    <meta:editing-cycles>3</meta:editing-cycles>
    <meta:document-statistic meta:table-count="0" meta:image-count="0" meta:object-count="0" meta:page-count="1" meta:paragraph-count="9" meta:word-count="196" meta:character-count="1115" meta:non-whitespace-character-count="928"/>
  </office:meta>
</office:document-meta>
</file>